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Up Design Document</text:h>
      <text:p text:style-name="Standard"/>
      <text:h text:style-name="Heading_20_2" text:outline-level="2">Requirements</text:h>
      <text:h text:style-name="Heading_20_3" text:outline-level="3">Functional</text:h>
      <text:p text:style-name="Standard"/>
      <text:h text:style-name="Heading_20_3" text:outline-level="3">Power</text:h>
      <text:p text:style-name="Standard"/>
      <text:h text:style-name="Heading_20_2" text:outline-level="2">Power Calculations</text:h>
      <text:h text:style-name="Heading_20_3" text:outline-level="3">Known values</text:h>
      <text:p text:style-name="Text_20_body">Power source used is two LR44 button cell. The specifications for this battery are [1]:</text:p>
      <text:list xml:id="list7770453668767601736" text:style-name="L1">
        <text:list-item>
          <text:list>
            <text:list-item>
              <text:p text:style-name="P1">Nominal voltage: 1.5 V</text:p>
            </text:list-item>
            <text:list-item>
              <text:p text:style-name="P1">Capcity: 105 mAh (1.5 V to 1.1 V)</text:p>
            </text:list-item>
            <text:list-item>
              <text:p text:style-name="P1">Internal resistance: &lt; 20 ohm</text:p>
            </text:list-item>
            <text:list-item>
              <text:p text:style-name="P1">Weight: 1.75 g</text:p>
            </text:list-item>
          </text:list>
        </text:list-item>
      </text:list>
      <text:p text:style-name="Text_20_body">Atmega328p power usage:</text:p>
      <text:p text:style-name="Text_20_body">@ 3.3 V @ 8 Mhz – 6.6 mA (TODO test again)</text:p>
      <text:p text:style-name="Text_20_body">@ 3.3 V @ xxx ohm – 4.0 mA (TODO test)</text:p>
      <text:h text:style-name="Heading_20_3" text:outline-level="3">Calculations</text:h>
      <text:p text:style-name="Text_20_body">Assume there are four LEDs. Assume the LEDs flash at 1 Hz. Assume the on time for the LEDs is 30 ms. Assume the LEDs flash for on average 1 minute (both get up and sit down flash combined).</text:p>
      <text:p text:style-name="Text_20_body">LED power usage:</text:p>
      <text:p text:style-name="Text_20_body"><text:tab/>4 (LEDs) x 0.030 s (on time) x 1 Hz (rate) x 60 s (flashing time) x 0.004 A (current)</text:p>
      <text:p text:style-name="Text_20_body"><text:tab/>= 0.0288 As = 28.8 mAs = 0.008 mAh</text:p>
      <text:p text:style-name="Text_20_body">Assume chip is running only while LEDs are flashing, otherwise it is sleeping. The chip can only sleep for up to 8 seconds at a time, so must wake up to go back to sleep. Assume that the additional power usage to wake up is negligible.</text:p>
      <text:p text:style-name="Text_20_body">ATmega328p on usage:</text:p>
      <text:p text:style-name="Text_20_body"><text:tab/>60 s x 0.0066 A</text:p>
      <text:p text:style-name="Text_20_body"><text:tab/>= 0.395 As = 395 mAs = 0.1097 mAh</text:p>
      <text:p text:style-name="Text_20_body">ATmega328p sleep usage.</text:p>
      <text:p text:style-name="Text_20_body"><text:tab/>(3600 s – 60 s) x 0.000010 A</text:p>
      <text:p text:style-name="Text_20_body"><text:tab/>= 0.0354 As = 35.4 mAs = 0.009833 mAh</text:p>
      <text:p text:style-name="Text_20_body"><text:soft-page-break/>Total hourly power usage:</text:p>
      <text:p text:style-name="Text_20_body"><text:tab/>0.008 mAh + 0.1097 mAh + 0.009833 mAh</text:p>
      <text:p text:style-name="Text_20_body"><text:tab/>= 0.1275 mAh per hour</text:p>
      <text:p text:style-name="Text_20_body">6 % LED, 7 % sleep usage, 87 % running usage.</text:p>
      <text:p text:style-name="Text_20_body">Conclusion, sleeping while the LEDs are flashing will provide a significant power saving.</text:p>
      <text:p text:style-name="Text_20_body"><text:tab/>105 mAh / 0.1275 mAh</text:p>
      <text:p text:style-name="Text_20_body"><text:tab/>= 823.5 hours = 137 days @ 6 hours per day.</text:p>
      <text:h text:style-name="Heading_20_2" text:outline-level="2">References</text:h>
      <text:p text:style-name="Text_20_body"><text:s/>[1] <text:a xlink:type="simple" xlink:href="http://www.farnell.com/datasheets/11186.pdf" text:style-name="Internet_20_link" text:visited-style-name="Visited_20_Internet_20_Link">http://www.farnell.com/datasheets/11186.pdf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CA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7M46S</meta:editing-duration>
    <meta:editing-cycles>22</meta:editing-cycles>
    <meta:generator>OpenOffice/4.1.6$Win32 OpenOffice.org_project/416m1$Build-9790</meta:generator>
    <dc:date>2019-06-09T13:34:34.80</dc:date>
    <dc:creator>Clayton </dc:creator>
    <meta:document-statistic meta:table-count="0" meta:image-count="0" meta:object-count="0" meta:page-count="2" meta:paragraph-count="35" meta:word-count="290" meta:character-count="1445"/>
    <meta:user-defined meta:name="Info 1"/>
    <meta:user-defined meta:name="Info 2"/>
    <meta:user-defined meta:name="Info 3"/>
    <meta:user-defined meta:name="Info 4"/>
  </office:meta>
</office:document-meta>
</file>